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1.784cm" svg:y="0.531cm">
            <draw:object draw:notify-on-update-of-ranges="Sheet1.A2:Sheet1.A16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PCOUNT</text:p>
          </table:table-cell>
          <table:table-cell office:value-type="string" calcext:value-type="string">
            <text:p>m+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691" calcext:value-type="float">
            <text:p>3691</text:p>
          </table:table-cell>
        </table:table-row>
      </table:table>
      <table:named-expressions/>
      <table:database-ranges>
        <table:database-range table:name="__Anonymous_Sheet_DB__0" table:target-range-address="Sheet1.A2:Sheet1.B16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9:43:30.069355873</meta:creation-date>
    <dc:date>2023-02-09T09:46:00.059177004</dc:date>
    <meta:editing-duration>PT2M30S</meta:editing-duration>
    <meta:editing-cycles>1</meta:editing-cycles>
    <meta:document-statistic meta:table-count="1" meta:cell-count="32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2:Sheet1.B16" svg:x="0.429cm" svg:y="0.02cm" svg:width="12.505cm" svg:height="8.644cm">
          <chart:coordinate-region svg:x="1.421cm" svg:y="0.219cm" svg:width="11.14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" chart:class="chart:scatter">
            <chart:domain table:cell-range-address="Sheet1.A2:Sheet1.A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A2:Sheet1.A16</svg:desc>
                </draw:g>
              </table:table-cell>
              <table:table-cell office:value-type="float" office:value="391">
                <text:p>391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5">
                <text:p>33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">
                <text:p>42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2">
                <text:p>492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0">
                <text:p>540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9">
                <text:p>64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7">
                <text:p>77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2">
                <text:p>862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6">
                <text:p>886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1">
                <text:p>1211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30">
                <text:p>1530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3">
                <text:p>1763</text:p>
              </table:table-cell>
              <table:table-cell office:value-type="float" office:value="3691">
                <text:p>3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